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24-12-23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24-01-03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22-12-20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21-12-27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20-12-28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19-12-2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19-02-06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16-12-21 17:2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15-12-21 20:1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13-12-16 23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13-01-03 16:2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11-12-28 18:2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10-12-29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09-12-30 18:3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08-12-31 17:3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08-01-17 21:28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07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0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8131002728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